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olo" style:master-page-name="MP0" style:family="paragraph">
      <style:paragraph-properties fo:break-before="page"/>
      <style:text-properties fo:color="#FF0000"/>
    </style:style>
    <style:style style:name="P2" style:parent-style-name="Titolo2" style:family="paragraph">
      <style:text-properties fo:color="#FF0000"/>
    </style:style>
    <style:style style:name="P3" style:parent-style-name="Paragrafoelenco" style:list-style-name="LFO1" style:family="paragraph">
      <style:paragraph-properties fo:line-height="105%"/>
    </style:style>
    <style:style style:name="P4" style:parent-style-name="Paragrafoelenco" style:list-style-name="LFO1" style:family="paragraph">
      <style:paragraph-properties fo:line-height="105%"/>
    </style:style>
    <style:style style:name="P5" style:parent-style-name="Paragrafoelenco" style:list-style-name="LFO1" style:family="paragraph">
      <style:paragraph-properties fo:line-height="105%"/>
    </style:style>
    <style:style style:name="P6" style:parent-style-name="Paragrafoelenco" style:list-style-name="LFO1" style:family="paragraph">
      <style:paragraph-properties fo:line-height="105%"/>
    </style:style>
    <style:style style:name="P7" style:parent-style-name="Normale" style:family="paragraph">
      <style:paragraph-properties fo:line-height="105%"/>
    </style:style>
    <style:style style:name="P8" style:parent-style-name="Normale" style:family="paragraph">
      <style:paragraph-properties fo:line-height="105%"/>
    </style:style>
    <style:style style:name="P9" style:parent-style-name="Normale" style:family="paragraph">
      <style:paragraph-properties fo:line-height="105%"/>
    </style:style>
    <style:style style:name="P10" style:parent-style-name="Titolo2" style:family="paragraph">
      <style:text-properties fo:color="#FF0000"/>
    </style:style>
    <style:style style:name="P11" style:parent-style-name="Paragrafoelenco" style:list-style-name="LFO2" style:family="paragraph"/>
    <style:style style:name="T12" style:parent-style-name="Car.predefinitoparagrafo" style:family="text">
      <style:text-properties fo:font-weight="bold" style:font-weight-asian="bold" style:font-weight-complex="bold"/>
    </style:style>
    <style:style style:name="T13" style:parent-style-name="Car.predefinitoparagrafo" style:family="text">
      <style:text-properties fo:font-weight="bold" style:font-weight-asian="bold" style:font-weight-complex="bold"/>
    </style:style>
    <style:style style:name="P14" style:parent-style-name="Paragrafoelenco" style:list-style-name="LFO2" style:family="paragraph"/>
    <style:style style:name="T15" style:parent-style-name="Car.predefinitoparagrafo" style:family="text">
      <style:text-properties fo:font-weight="bold" style:font-weight-asian="bold" style:font-weight-complex="bold"/>
    </style:style>
    <style:style style:name="T16" style:parent-style-name="Car.predefinitoparagrafo" style:family="text">
      <style:text-properties fo:font-weight="bold" style:font-weight-asian="bold" style:font-weight-complex="bold"/>
    </style:style>
    <style:style style:name="P17" style:parent-style-name="Paragrafoelenco" style:list-style-name="LFO2" style:family="paragraph"/>
    <style:style style:name="T18" style:parent-style-name="Car.predefinitoparagrafo" style:family="text">
      <style:text-properties fo:font-weight="bold" style:font-weight-asian="bold" style:font-weight-complex="bold"/>
    </style:style>
    <style:style style:name="T19" style:parent-style-name="Car.predefinitoparagrafo" style:family="text">
      <style:text-properties fo:font-weight="bold" style:font-weight-asian="bold" style:font-weight-complex="bold"/>
    </style:style>
    <style:style style:name="P20" style:parent-style-name="Titolo2" style:family="paragraph">
      <style:text-properties fo:color="#FF0000"/>
    </style:style>
    <style:style style:name="P21" style:parent-style-name="Paragrafoelenco" style:list-style-name="LFO3" style:family="paragraph"/>
    <style:style style:name="P22" style:parent-style-name="Paragrafoelenco" style:list-style-name="LFO3" style:family="paragraph"/>
    <style:style style:name="P23" style:parent-style-name="Paragrafoelenco" style:list-style-name="LFO3" style:family="paragraph"/>
    <style:style style:name="P24" style:parent-style-name="Paragrafoelenco" style:list-style-name="LFO3" style:family="paragraph"/>
    <style:style style:name="P25" style:parent-style-name="Titolo2" style:family="paragraph">
      <style:text-properties fo:color="#FF0000"/>
    </style:style>
    <style:style style:name="P26" style:parent-style-name="Titolo2" style:family="paragraph">
      <style:text-properties fo:color="#FF0000"/>
    </style:style>
  </office:automatic-styles>
  <office:body>
    <office:text text:use-soft-page-breaks="true">
      <text:p text:style-name="P1">GUIDA INVENTORY MANAGEMENT SYSTEM</text:p>
      <text:p text:style-name="Normale">Questa applicazione si basa sull’architettura Model-View-Controller</text:p>
      <text:h text:style-name="P2" text:outline-level="2">AVVIO</text:h>
      <text:p text:style-name="Normale">Per il corretto funzionamento del programma bisogna assicurarsi<text:s/>di aver importato le librerie/Jar:</text:p>
      <text:list text:style-name="LFO1" text:continue-numbering="true">
        <text:list-item>
          <text:p text:style-name="P3">JRE System Library [Java-SE-21]</text:p>
        </text:list-item>
        <text:list-item>
          <text:p text:style-name="P4">JavaFX SDK</text:p>
        </text:list-item>
        <text:list-item>
          <text:p text:style-name="P5">JavaFX (user library)</text:p>
        </text:list-item>
        <text:list-item>
          <text:p text:style-name="P6">Mysql-connetor-j-8.3.0.jar</text:p>
        </text:list-item>
      </text:list>
      <text:p text:style-name="P7">Inoltre, dato che il programma usa un collegamento ad un database sql bisogna assicurarsi che il database “inventory” esista. In questo caso il database è sul localhost accessibile sulla porta 3306 (è stato utilizzato xampp per la realizzazione del database).</text:p>
      <text:p text:style-name="P8">Non è necessario creare tabelle e righe nel database basta che esso esista, dato che il programma crea le tabelle e le sue righe se non sono presenti.</text:p>
      <text:p text:style-name="P9">Se questi passi sono rispettati basterà avviare il “Main.java” per far partire il programma.</text:p>
      <text:h text:style-name="P10" text:outline-level="2">LOGIN</text:h>
      <text:p text:style-name="Normale">Una volta avviato il programma ci si troverà nella schermata di login. Gli utenti abilitati all’accesso sono:</text:p>
      <text:list text:style-name="LFO2" text:continue-numbering="true">
        <text:list-item>
          <text:p text:style-name="P11">Username:<text:s/><text:span text:style-name="T12">admin1</text:span><text:tab/>Password:<text:s/><text:span text:style-name="T13">password1</text:span></text:p>
        </text:list-item>
        <text:list-item>
          <text:p text:style-name="P14">Username:<text:s/><text:span text:style-name="T15">admin2</text:span><text:tab/>Password:<text:s/><text:span text:style-name="T16">password2</text:span></text:p>
        </text:list-item>
        <text:list-item>
          <text:p text:style-name="P17">Username:<text:s/><text:span text:style-name="T18">admin3</text:span><text:tab/>Password:<text:s/><text:span text:style-name="T19">password3</text:span></text:p>
        </text:list-item>
      </text:list>
      <text:p text:style-name="Normale">Se vengono inserite queste credenziali, premendo sul pulsante “Login”, si potrà accedere alle funzionalità del programma, altrimenti verrà visualizzato un messaggio di errore.</text:p>
      <text:p text:style-name="Normale">Inoltre, è possibile chiudere il programma in qualsiasi momento premendo sulla X della finestra.<text:line-break/>Un alert comparirà chiedendoci conferma.</text:p>
      <text:h text:style-name="P20" text:outline-level="2">HOME</text:h>
      <text:p text:style-name="Normale">Effettuato il login ci si troverà nella schermata HOME dove potremo visualizzare il numero di ordini effettuati, il guadagno totale e il numero di Item che hanno una quantità minore di 10.<text:line-break/>Sotto di essi ci sono 2 chart che rappresentano il guadagno e il numero di ordini nel tempo.</text:p>
      <text:p text:style-name="Normale">Sulla sinistra invece sono presenti 4 tasti per navigare tra le funzionalità del programma:</text:p>
      <text:list text:style-name="LFO3" text:continue-numbering="true">
        <text:list-item>
          <text:p text:style-name="P21">HOME (la schermata di partenza dove ci si trova una volta loggati)</text:p>
        </text:list-item>
        <text:list-item>
          <text:p text:style-name="P22">MANAGE ITEMS</text:p>
        </text:list-item>
        <text:list-item>
          <text:p text:style-name="P23">ORDERS</text:p>
        </text:list-item>
        <text:list-item>
          <text:p text:style-name="P24">SIGN OUT (tasto per effettuare il logout e tornare alla schermata di login)</text:p>
        </text:list-item>
      </text:list>
      <text:soft-page-break/>
      <text:h text:style-name="P25" text:outline-level="2">MANAGE ITEMS</text:h>
      <text:p text:style-name="Normale">Premendo sul tasto “Manage Items” sulla sinistra ci si troverà nella schermata di gestione degli Item.<text:line-break/>Sulla destra è presente una tabella con tutti gli Item presenti nel database, mentre sulla sinistra una lista di campi compilabili rappresentanti ogni campo di un Item.</text:p>
      <text:p text:style-name="Normale">Qui è possibile aggiungere, modificare o eliminare un item.</text:p>
      <text:p text:style-name="Normale">Per aggiungere un nuovo item bisogna compilare ogni campo utilizzando un ID ancora non in uso e poi premere sul pulsante “Add”. Se fatto correttamente il nuovo Item verrà visualizzato sulla tabella.</text:p>
      <text:p text:style-name="Normale">Per aggiornare un item bisogna assicurarsi che l’ID inserito sia quello corretto, poi basterà modificare i campi necessari (ogni campo deve essere compilato) e premere sul pulsante “Update”. Per semplificare le cose se si preme su un item della tabella, in automatico i campi verranno compilato con quelli dell’Item selezionato, facilitando così la modifica.</text:p>
      <text:p text:style-name="Normale">Per eliminare un item bisogna assicurarsi che l’ID inserito sia quello corretto (ogni campo deve essere compilato) e premere sul pulsante “Delete”. Anche qui per semplificare le cose possiamo semplicemente cliccare sull’item che vogliamo eliminare e premere il pulsante “Delete”.</text:p>
      <text:p text:style-name="Normale">Il pulsante clear permette di ripulire tutti i campi impostandoli vuoti.</text:p>
      <text:p text:style-name="Normale">Inoltre, è possibile cercare un determinato item per nome, tipo o supplier cercandolo nella textfield sopra la tabella. La tabella si aggiornerà in tempo reale mentre si scrive.</text:p>
      <text:p text:style-name="Normale">Le righe di colore rosso rappresentano gli item che hanno una quantità minore di 10.</text:p>
      <text:h text:style-name="P26" text:outline-level="2">ORDERS<text:s/></text:h>
      <text:p text:style-name="Normale">Premendo sul pulsante “Orders” sulla sinistra ci troverà nella schermata degli ordini.<text:line-break/>Qui possiamo effettuare degli ordini, ovvero vendere i nostri item.<text:line-break/>Sulla sinistra è presente la stessa tabella della schermata “Manage Items” con apposita textfield per la ricerca.<text:s/><text:line-break/>Sulla destra invece sono presenti vari campi. I primi due ID e Name sono utilizzate per selezionare l’item da aggiungere all’ordine. Se uno viene compilato l’altro in automatico viene compilato a sua volta in modo corrispondente, ma solo se l’ID o il nome inserito è esistente. Anche qui per semplificare le cose basterà premere su item della tabella per compilare in automatico e 2 campi.<text:line-break/>Il campo “Quantity” permette di selezione quanti item di quello selezionare aggiungere all’ordine.</text:p>
      <text:p text:style-name="Normale">Premendo sul tasto “Add” una volta compilati i primi 3 campi, si potrà visualizzare un’anteprima dell’ordine nella ListView sottostante con relativo totale (Total).<text:line-break/>Questo processo può essere ripetuto più volte, ogni volta verrà aggiornata l’anteprima e il totale in tempo reale.</text:p>
      <text:p text:style-name="Normale">Si ha anche la possibiità di aggiungere un cliente all’ordine tramite il campo “Customer” (è opzionale).</text:p>
      <text:p text:style-name="Normale">Il pulsante “Remove” serve per rimuovere una riga dall’ordine (quella selezionata nella ListView).</text:p>
      <text:p text:style-name="Normale">Il pulsante “Clear” invece cancella tutte le righe dall’ordine e resetta i campi.</text:p>
      <text:p text:style-name="Normale">Per confermare l’ordine bisogna premere sul pulsante “Sell”. L’ordine verrà effettuato e le quantità degli item, l’income totale, e il numero di ordini verranno aggiornati. Inoltre verrà data la possibilità di stampare una ricevuta che verrà salvata come file txt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Titolo1" style:display-name="Titolo 1" style:family="paragraph" style:parent-style-name="Normale" style:next-style-name="Normale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olo2" style:display-name="Titolo 2" style:family="paragraph" style:parent-style-name="Normale" style:next-style-name="Normale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olo3" style:display-name="Titolo 3" style:family="paragraph" style:parent-style-name="Normale" style:next-style-name="Normale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olo4" style:display-name="Titolo 4" style:family="paragraph" style:parent-style-name="Normale" style:next-style-name="Normale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olo5" style:display-name="Titolo 5" style:family="paragraph" style:parent-style-name="Normale" style:next-style-name="Normale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olo6" style:display-name="Titolo 6" style:family="paragraph" style:parent-style-name="Normale" style:next-style-name="Normale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olo7" style:display-name="Titolo 7" style:family="paragraph" style:parent-style-name="Normale" style:next-style-name="Normale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olo8" style:display-name="Titolo 8" style:family="paragraph" style:parent-style-name="Normale" style:next-style-name="Normale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olo9" style:display-name="Titolo 9" style:family="paragraph" style:parent-style-name="Normale" style:next-style-name="Normale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Titolo1Carattere" style:display-name="Titolo 1 Carattere" style:family="text" style:parent-style-name="Car.predefinitoparagrafo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olo2Carattere" style:display-name="Titolo 2 Carattere" style:family="text" style:parent-style-name="Car.predefinitoparagrafo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olo3Carattere" style:display-name="Titolo 3 Carattere" style:family="text" style:parent-style-name="Car.predefinitoparagrafo">
      <style:text-properties style:font-name-asian="Times New Roman" style:font-name-complex="Times New Roman" fo:color="#0F4761" fo:font-size="14pt" style:font-size-asian="14pt" style:font-size-complex="14pt"/>
    </style:style>
    <style:style style:name="Titolo4Carattere" style:display-name="Titolo 4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0F4761"/>
    </style:style>
    <style:style style:name="Titolo5Carattere" style:display-name="Titolo 5 Carattere" style:family="text" style:parent-style-name="Car.predefinitoparagrafo">
      <style:text-properties style:font-name-asian="Times New Roman" style:font-name-complex="Times New Roman" fo:color="#0F4761"/>
    </style:style>
    <style:style style:name="Titolo6Carattere" style:display-name="Titolo 6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595959"/>
    </style:style>
    <style:style style:name="Titolo7Carattere" style:display-name="Titolo 7 Carattere" style:family="text" style:parent-style-name="Car.predefinitoparagrafo">
      <style:text-properties style:font-name-asian="Times New Roman" style:font-name-complex="Times New Roman" fo:color="#595959"/>
    </style:style>
    <style:style style:name="Titolo8Carattere" style:display-name="Titolo 8 Carattere" style:family="text" style:parent-style-name="Car.predefinitoparagrafo">
      <style:text-properties style:font-name-asian="Times New Roman" style:font-name-complex="Times New Roman" fo:font-style="italic" style:font-style-asian="italic" style:font-style-complex="italic" fo:color="#272727"/>
    </style:style>
    <style:style style:name="Titolo9Carattere" style:display-name="Titolo 9 Carattere" style:family="text" style:parent-style-name="Car.predefinitoparagrafo">
      <style:text-properties style:font-name-asian="Times New Roman" style:font-name-complex="Times New Roman" fo:color="#272727"/>
    </style:style>
    <style:style style:name="Titolo" style:display-name="Titolo" style:family="paragraph" style:parent-style-name="Normale" style:next-style-name="Normale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oloCarattere" style:display-name="Titolo Carattere" style:family="text" style:parent-style-name="Car.predefinitoparagrafo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ttotitolo" style:display-name="Sottotitolo" style:family="paragraph" style:parent-style-name="Normale" style:next-style-name="Normale">
      <style:text-properties style:font-name-asian="Times New Roman" fo:color="#595959" fo:letter-spacing="0.0104in" fo:font-size="14pt" style:font-size-asian="14pt" style:font-size-complex="14pt" fo:hyphenate="false"/>
    </style:style>
    <style:style style:name="SottotitoloCarattere" style:display-name="Sottotitolo Carattere" style:family="text" style:parent-style-name="Car.predefinitoparagrafo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zione" style:display-name="Citazione" style:family="paragraph" style:parent-style-name="Normale" style:next-style-name="Normale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zioneCarattere" style:display-name="Citazione Carattere" style:family="text" style:parent-style-name="Car.predefinitoparagrafo">
      <style:text-properties fo:font-style="italic" style:font-style-asian="italic" style:font-style-complex="italic" fo:color="#404040"/>
    </style:style>
    <style:style style:name="Paragrafoelenco" style:display-name="Paragrafo elenco" style:family="paragraph" style:parent-style-name="Normale">
      <style:paragraph-properties style:contextual-spacing="true" fo:margin-left="0.5in">
        <style:tab-stops/>
      </style:paragraph-properties>
      <style:text-properties fo:hyphenate="false"/>
    </style:style>
    <style:style style:name="Enfasiintensa" style:display-name="Enfasi intensa" style:family="text" style:parent-style-name="Car.predefinitoparagrafo">
      <style:text-properties fo:font-style="italic" style:font-style-asian="italic" style:font-style-complex="italic" fo:color="#0F4761"/>
    </style:style>
    <style:style style:name="Citazioneintensa" style:display-name="Citazione intensa" style:family="paragraph" style:parent-style-name="Normale" style:next-style-name="Normale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zioneintensaCarattere" style:display-name="Citazione intensa Carattere" style:family="text" style:parent-style-name="Car.predefinitoparagrafo">
      <style:text-properties fo:font-style="italic" style:font-style-asian="italic" style:font-style-complex="italic" fo:color="#0F4761"/>
    </style:style>
    <style:style style:name="Riferimentointenso" style:display-name="Riferimento intenso" style:family="text" style:parent-style-name="Car.predefinitoparagrafo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ALESSANDRO MANZOTTI</meta:initial-creator>
    <dc:creator>ALESSANDRO MANZOTTI</dc:creator>
    <meta:creation-date>2024-04-10T11:44:00Z</meta:creation-date>
    <dc:date>2024-04-10T12:37:00Z</dc:date>
    <meta:template xlink:href="Normal" xlink:type="simple"/>
    <meta:editing-cycles>2</meta:editing-cycles>
    <meta:editing-duration>PT3060S</meta:editing-duration>
    <meta:document-statistic meta:page-count="2" meta:paragraph-count="9" meta:word-count="746" meta:character-count="4994" meta:row-count="35" meta:non-whitespace-character-count="4257"/>
  </office:meta>
</office:document-meta>
</file>